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2.1118in"/>
    </style:style>
    <style:style style:name="co8" style:family="table-column">
      <style:table-column-properties fo:break-before="auto" style:column-width="1.8437in"/>
    </style:style>
    <style:style style:name="co9" style:family="table-column">
      <style:table-column-properties fo:break-before="auto" style:column-width="2.7016in"/>
    </style:style>
    <style:style style:name="co17" style:family="table-column">
      <style:table-column-properties fo:break-before="auto" style:column-width="1.8543in"/>
    </style:style>
    <style:style style:name="co18" style:family="table-column">
      <style:table-column-properties fo:break-before="auto" style:column-width="1.222in"/>
    </style:style>
    <style:style style:name="co19" style:family="table-column">
      <style:table-column-properties fo:break-before="auto" style:column-width="2.4016in"/>
    </style:style>
    <style:style style:name="co22" style:family="table-column">
      <style:table-column-properties fo:break-before="auto" style:column-width="1.9508in"/>
    </style:style>
    <style:style style:name="co23" style:family="table-column">
      <style:table-column-properties fo:break-before="auto" style:column-width="4.5346in"/>
    </style:style>
    <style:style style:name="co24" style:family="table-column">
      <style:table-column-properties fo:break-before="auto" style:column-width="1.5327in"/>
    </style:style>
    <style:style style:name="co25" style:family="table-column">
      <style:table-column-properties fo:break-before="auto" style:column-width="3.4307in"/>
    </style:style>
    <style:style style:name="co26" style:family="table-column">
      <style:table-column-properties fo:break-before="auto" style:column-width="2.0583in"/>
    </style:style>
    <style:style style:name="co27" style:family="table-column">
      <style:table-column-properties fo:break-before="auto" style:column-width="5.8862in"/>
    </style:style>
    <style:style style:name="co28" style:family="table-column">
      <style:table-column-properties fo:break-before="auto" style:column-width="1.7902in"/>
    </style:style>
    <style:style style:name="co29" style:family="table-column">
      <style:table-column-properties fo:break-before="auto" style:column-width="0.8146in"/>
    </style:style>
    <style:style style:name="co30" style:family="table-column">
      <style:table-column-properties fo:break-before="auto" style:column-width="0.5146in"/>
    </style:style>
    <style:style style:name="co31" style:family="table-column">
      <style:table-column-properties fo:break-before="auto" style:column-width="1.6508in"/>
    </style:style>
    <style:style style:name="co20" style:family="table-column">
      <style:table-column-properties fo:break-before="auto" style:column-width="1.4472in"/>
    </style:style>
    <style:style style:name="co21" style:family="table-column">
      <style:table-column-properties fo:break-before="auto" style:column-width="4.278in"/>
    </style:style>
    <style:style style:name="co32" style:family="table-column">
      <style:table-column-properties fo:break-before="auto" style:column-width="1.6075in"/>
    </style:style>
    <style:style style:name="co33" style:family="table-column">
      <style:table-column-properties fo:break-before="auto" style:column-width="2.4in"/>
    </style:style>
    <style:style style:name="co34" style:family="table-column">
      <style:table-column-properties fo:break-before="auto" style:column-width="1.0827in"/>
    </style:style>
    <style:style style:name="co35" style:family="table-column">
      <style:table-column-properties fo:break-before="auto" style:column-width="0.4283in"/>
    </style:style>
    <style:style style:name="co36" style:family="table-column">
      <style:table-column-properties fo:break-before="auto" style:column-width="1.8756in"/>
    </style:style>
    <style:style style:name="co37" style:family="table-column">
      <style:table-column-properties fo:break-before="auto" style:column-width="3.9882in"/>
    </style:style>
    <style:style style:name="co38" style:family="table-column">
      <style:table-column-properties fo:break-before="auto" style:column-width="3.4409in"/>
    </style:style>
    <style:style style:name="co39" style:family="table-column">
      <style:table-column-properties fo:break-before="auto" style:column-width="0.3429in"/>
    </style:style>
    <style:style style:name="co40" style:family="table-column">
      <style:table-column-properties fo:break-before="auto" style:column-width="0.5035in"/>
    </style:style>
    <style:style style:name="co41" style:family="table-column">
      <style:table-column-properties fo:break-before="auto" style:column-width="0.6217in"/>
    </style:style>
    <style:style style:name="co42" style:family="table-column">
      <style:table-column-properties fo:break-before="auto" style:column-width="1.4575in"/>
    </style:style>
    <style:style style:name="co43" style:family="table-column">
      <style:table-column-properties fo:break-before="auto" style:column-width="1.3291in"/>
    </style:style>
    <style:style style:name="co44" style:family="table-column">
      <style:table-column-properties fo:break-before="auto" style:column-width="3.5807in"/>
    </style:style>
    <style:style style:name="co45" style:family="table-column">
      <style:table-column-properties fo:break-before="auto" style:column-width="4.8563in"/>
    </style:style>
    <style:style style:name="co46" style:family="table-column">
      <style:table-column-properties fo:break-before="auto" style:column-width="0.3638in"/>
    </style:style>
    <style:style style:name="co47" style:family="table-column">
      <style:table-column-properties fo:break-before="auto" style:column-width="0.4181in"/>
    </style:style>
    <style:style style:name="co48" style:family="table-column">
      <style:table-column-properties fo:break-before="auto" style:column-width="3.5272in"/>
    </style:style>
    <style:style style:name="co49" style:family="table-column">
      <style:table-column-properties fo:break-before="auto" style:column-width="4.2453in"/>
    </style:style>
    <style:style style:name="co50" style:family="table-column">
      <style:table-column-properties fo:break-before="auto" style:column-width="0.3752in"/>
    </style:style>
    <style:style style:name="co51" style:family="table-column">
      <style:table-column-properties fo:break-before="auto" style:column-width="0.4602in"/>
    </style:style>
    <style:style style:name="co52" style:family="table-column">
      <style:table-column-properties fo:break-before="auto" style:column-width="0.6535in"/>
    </style:style>
    <style:style style:name="co53" style:family="table-column">
      <style:table-column-properties fo:break-before="auto" style:column-width="1.0398in"/>
    </style:style>
    <style:style style:name="co54" style:family="table-column">
      <style:table-column-properties fo:break-before="auto" style:column-width="2.948in"/>
    </style:style>
    <style:style style:name="co55" style:family="table-column">
      <style:table-column-properties fo:break-before="auto" style:column-width="5.1571in"/>
    </style:style>
    <style:style style:name="co58" style:family="table-column">
      <style:table-column-properties fo:break-before="auto" style:column-width="0.5783in"/>
    </style:style>
    <style:style style:name="co59" style:family="table-column">
      <style:table-column-properties fo:break-before="auto" style:column-width="0.3854in"/>
    </style:style>
    <style:style style:name="co60" style:family="table-column">
      <style:table-column-properties fo:break-before="auto" style:column-width="0.9543in"/>
    </style:style>
    <style:style style:name="co61" style:family="table-column">
      <style:table-column-properties fo:break-before="auto" style:column-width="1.1791in"/>
    </style:style>
    <style:style style:name="co62" style:family="table-column">
      <style:table-column-properties fo:break-before="auto" style:column-width="1.4043in"/>
    </style:style>
    <style:style style:name="co63" style:family="table-column">
      <style:table-column-properties fo:break-before="auto" style:column-width="5.6071in"/>
    </style:style>
    <style:style style:name="co64" style:family="table-column">
      <style:table-column-properties fo:break-before="auto" style:column-width="0.8925in"/>
    </style:style>
    <style:style style:name="co65" style:family="table-column">
      <style:table-column-properties fo:break-before="auto" style:column-width="5.13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Lokac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6"/>
        <table:table-column table:style-name="co1" table:default-cell-style-name="Default"/>
        <table:table-column table:style-name="co3" table:default-cell-style-name="ce6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number-columns-repeated="6" table:default-cell-style-name="ce2"/>
        <table:table-column table:style-name="co6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Prostredi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Balicek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Jmeno</text:p>
          </table:table-cell>
          <table:table-cell table:style-name="ce1" office:value-type="string" calcext:value-type="string">
            <text:p>Hide</text:p>
          </table:table-cell>
          <table:table-cell table:style-name="ce1" office:value-type="string" calcext:value-type="string">
            <text:p>Search</text:p>
          </table:table-cell>
          <table:table-cell table:style-name="ce8" office:value-type="string" calcext:value-type="string" table:number-columns-spanned="3" table:number-rows-spanned="1">
            <text:p>E Vzduch</text:p>
          </table:table-cell>
          <table:covered-table-cell table:style-name="ce14"/>
          <table:covered-table-cell table:style-name="ce16"/>
          <table:table-cell table:style-name="ce8" office:value-type="string" calcext:value-type="string" table:number-columns-spanned="3" table:number-rows-spanned="1">
            <text:p>E Zeme</text:p>
          </table:table-cell>
          <table:covered-table-cell table:style-name="ce14"/>
          <table:covered-table-cell table:style-name="ce16"/>
          <table:table-cell table:style-name="ce8" office:value-type="string" calcext:value-type="string" table:number-columns-spanned="3" table:number-rows-spanned="1">
            <text:p>E Stin</text:p>
          </table:table-cell>
          <table:covered-table-cell table:style-name="ce14" office:value-type="string" calcext:value-type="string">
            <text:p>E Zeme</text:p>
          </table:covered-table-cell>
          <table:covered-table-cell table:style-name="ce16" office:value-type="string" calcext:value-type="string">
            <text:p>E Stin</text:p>
          </table:covered-table-cell>
          <table:table-cell table:style-name="ce1" office:value-type="string" calcext:value-type="string">
            <text:p>Tex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oste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Poboreny kostelik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ytovk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S dvorkem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Dom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s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string" calcext:value-type="string">
            <text:p>+1</text:p>
          </table:table-cell>
          <table:table-cell office:value-type="string" calcext:value-type="string">
            <text:p>Zarostla zahradk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e namest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S kasno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Skladi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office:value-type="string" calcext:value-type="string">
            <text:p>Zdi sama dir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Gar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V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Odolavaji cas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y obc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office:value-type="string" calcext:value-type="string">
            <text:p>Dvere dokoran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Hrist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17" office:value-type="string" calcext:value-type="string">
            <text:p>+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Sportu zdar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Her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s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Doupe stesteny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Restaurac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S rozbitym akvarke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si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V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string" calcext:value-type="string">
            <text:p>+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Omlacena krasa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Obchod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V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string" calcext:value-type="string">
            <text:p>+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Svatostanek komerc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Diva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Zavren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ncel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s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+1</text:p>
          </table:table-cell>
          <table:table-cell office:value-type="string" calcext:value-type="string">
            <text:p>Prazdne a depresivni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Prista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+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string" calcext:value-type="string">
            <text:p>+0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+0</text:p>
          </table:table-cell>
          <table:table-cell office:value-type="string" calcext:value-type="string">
            <text:p>Tvuj cil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7"/>
          <table:table-cell table:number-columns-repeated="5"/>
        </table:table-row>
        <table:table-row table:style-name="ro1" table:number-rows-repeated="104855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Nepritel" table:style-name="ta1">
        <table:table-column table:style-name="co1" table:number-columns-repeated="9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 Air</text:p>
          </table:table-cell>
          <table:table-cell table:style-name="ce3" office:value-type="string" calcext:value-type="string">
            <text:p>Str Land</text:p>
          </table:table-cell>
          <table:table-cell table:style-name="ce3" office:value-type="string" calcext:value-type="string">
            <text:p>Str Shadow</text:p>
          </table:table-cell>
          <table:table-cell table:style-name="ce3" office:value-type="string" calcext:value-type="string">
            <text:p>Img</text:p>
          </table:table-cell>
          <table:table-cell table:style-name="ce3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omala a li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ch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Cila a hladov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<text:span text:style-name="T1">Zraneni 2|</text:span>Ma neja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izi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icha a smrtic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Rychly jako bles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amen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Schovej hlav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 Pistol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pistoli. Zbrane na blizko maji_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Rychla a tic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ker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ostre drapy|Skvele spl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kaze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Kdyz zrani tak da i otravu za_1j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 Air</text:p>
          </table:table-cell>
          <table:table-cell table:style-name="ce3" office:value-type="string" calcext:value-type="string">
            <text:p>Str Land</text:p>
          </table:table-cell>
          <table:table-cell table:style-name="ce3" office:value-type="string" calcext:value-type="string">
            <text:p>Str Shadow</text:p>
          </table:table-cell>
          <table:table-cell table:style-name="ce3" office:value-type="string" calcext:value-type="string">
            <text:p>Img</text:p>
          </table:table-cell>
          <table:table-cell table:style-name="ce3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nen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ezkou zbrani ji date za_+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pusku. Zbrane na blizko maji_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vybusnino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4|Ma gran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ov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Navic vzdy da otravu za_1j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yjem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2|Ma vel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Posilami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navic posilu_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f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sebou 2 posily_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v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aralyzuje postav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jec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2|Chodici tank</text:p>
          </table:table-cell>
        </table:table-row>
      </table:table>
      <table:table table:name="Dovednosti" table:style-name="ta1">
        <table:table-column table:style-name="co1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labiny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nt</text:p>
          </table:table-cell>
          <table:table-cell office:value-type="string">
            <text:p>Code</text:p>
          </table:table-cell>
          <table:table-cell office:value-type="string">
            <text:p>Lvl</text:p>
          </table:table-cell>
          <table:table-cell office:value-type="string">
            <text:p>When</text:p>
          </table:table-cell>
          <table:table-cell office:value-type="string">
            <text:p>Name</text:p>
          </table:table-cell>
          <table:table-cell office:value-type="string">
            <text:p>Img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x</text:p>
          </table:table-cell>
          <table:table-cell office:value-type="string">
            <text:p>Trening</text:p>
          </table:table-cell>
          <table:table-cell office:value-type="string">
            <text:p>Silna</text:p>
          </table:table-cell>
          <table:table-cell office:value-type="string">
            <text:p>png/question.png</text:p>
          </table:table-cell>
          <table:table-cell office:value-type="string">
            <text:p>Dovednosti urovne_1 stoji stejne jako urovne_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x</text:p>
          </table:table-cell>
          <table:table-cell office:value-type="string">
            <text:p>Zacatek hry</text:p>
          </table:table-cell>
          <table:table-cell office:value-type="string">
            <text:p>Slaba</text:p>
          </table:table-cell>
          <table:table-cell office:value-type="string">
            <text:p>png/question.png</text:p>
          </table:table-cell>
          <table:table-cell office:value-type="string">
            <text:p>-1_Zivot -1_Si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x</text:p>
          </table:table-cell>
          <table:table-cell office:value-type="string">
            <text:p>Zacatek hry</text:p>
          </table:table-cell>
          <table:table-cell office:value-type="string">
            <text:p>Neduziva</text:p>
          </table:table-cell>
          <table:table-cell office:value-type="string">
            <text:p>png/question.png</text:p>
          </table:table-cell>
          <table:table-cell office:value-type="string">
            <text:p>-2_Zivo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x</text:p>
          </table:table-cell>
          <table:table-cell office:value-type="string">
            <text:p>Po misi</text:p>
          </table:table-cell>
          <table:table-cell office:value-type="string">
            <text:p>Zapometliva</text:p>
          </table:table-cell>
          <table:table-cell office:value-type="string">
            <text:p>png/question.png</text:p>
          </table:table-cell>
          <table:table-cell office:value-type="string">
            <text:p>-1 Material po kazde mis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x</text:p>
          </table:table-cell>
          <table:table-cell office:value-type="string">
            <text:p>Pri pruzkumu</text:p>
          </table:table-cell>
          <table:table-cell office:value-type="string">
            <text:p>Lehkovazna</text:p>
          </table:table-cell>
          <table:table-cell office:value-type="string">
            <text:p>png/question.png</text:p>
          </table:table-cell>
          <table:table-cell office:value-type="string">
            <text:p>-1_Pri prozkoumav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x</text:p>
          </table:table-cell>
          <table:table-cell office:value-type="string">
            <text:p>Trening</text:p>
          </table:table-cell>
          <table:table-cell office:value-type="string">
            <text:p>Zbrkla</text:p>
          </table:table-cell>
          <table:table-cell office:value-type="string">
            <text:p>png/question.png</text:p>
          </table:table-cell>
          <table:table-cell office:value-type="string">
            <text:p>Muze mit jen_1 dovednost urovne_2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>
            <text:p>Dovednosti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nt</text:p>
          </table:table-cell>
          <table:table-cell office:value-type="string">
            <text:p>Code</text:p>
          </table:table-cell>
          <table:table-cell office:value-type="string">
            <text:p>Lvl</text:p>
          </table:table-cell>
          <table:table-cell office:value-type="string">
            <text:p>When</text:p>
          </table:table-cell>
          <table:table-cell office:value-type="string">
            <text:p>Name</text:p>
          </table:table-cell>
          <table:table-cell office:value-type="string">
            <text:p>Img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string">
            <text:p>2x za misi</text:p>
          </table:table-cell>
          <table:table-cell office:value-type="string">
            <text:p>Hlidka</text:p>
          </table:table-cell>
          <table:table-cell office:value-type="string">
            <text:p>png/question.png</text:p>
          </table:table-cell>
          <table:table-cell office:value-type="string">
            <text:p>Tahni karty utoku_V ci_Z pred planovanim hrac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string">
            <text:p>2x za misi</text:p>
          </table:table-cell>
          <table:table-cell office:value-type="string">
            <text:p>Prvni pomoc</text:p>
          </table:table-cell>
          <table:table-cell office:value-type="string">
            <text:p>png/question.png</text:p>
          </table:table-cell>
          <table:table-cell office:value-type="string">
            <text:p>Doplneni az 3_zivotu jednomu hrac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string">
            <text:p>2 kola</text:p>
          </table:table-cell>
          <table:table-cell office:value-type="string">
            <text:p>Strelecka pozice</text:p>
          </table:table-cell>
          <table:table-cell office:value-type="string">
            <text:p>png/question.png</text:p>
          </table:table-cell>
          <table:table-cell office:value-type="string">
            <text:p>Bonus_+1 k_utoku_V ci_Z palnou zbr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string">
            <text:p>Bez omezeni</text:p>
          </table:table-cell>
          <table:table-cell office:value-type="string">
            <text:p>Utok padnou zbrani</text:p>
          </table:table-cell>
          <table:table-cell office:value-type="string">
            <text:p>png/question.png</text:p>
          </table:table-cell>
          <table:table-cell office:value-type="string">
            <text:p>Bonus_+1 k_utoku zbrani na blizk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3 kola</text:p>
          </table:table-cell>
          <table:table-cell office:value-type="string">
            <text:p>Bojove kryti</text:p>
          </table:table-cell>
          <table:table-cell office:value-type="string">
            <text:p>png/question.png</text:p>
          </table:table-cell>
          <table:table-cell office:value-type="string">
            <text:p>Stoji 1_Material|+1_k_boji_V_a_Z pro vsechn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2 kola</text:p>
          </table:table-cell>
          <table:table-cell office:value-type="string">
            <text:p>Kryci palba</text:p>
          </table:table-cell>
          <table:table-cell office:value-type="string">
            <text:p>png/question.png</text:p>
          </table:table-cell>
          <table:table-cell office:value-type="string">
            <text:p>Stoji 1_munici|+1_k_utoku palnou zbr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2x za misi</text:p>
          </table:table-cell>
          <table:table-cell office:value-type="string">
            <text:p>Lepsi pruzkum</text:p>
          </table:table-cell>
          <table:table-cell office:value-type="string">
            <text:p>png/question.png</text:p>
          </table:table-cell>
          <table:table-cell office:value-type="string">
            <text:p>+1_pri pruzku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Mimo misi</text:p>
          </table:table-cell>
          <table:table-cell office:value-type="string">
            <text:p>Lov jidla</text:p>
          </table:table-cell>
          <table:table-cell office:value-type="string">
            <text:p>png/question.png</text:p>
          </table:table-cell>
          <table:table-cell office:value-type="string">
            <text:p>Misto sberu muze ulovit 2 jid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Pred misi</text:p>
          </table:table-cell>
          <table:table-cell office:value-type="string">
            <text:p>Pruzkum</text:p>
          </table:table-cell>
          <table:table-cell office:value-type="string">
            <text:p>png/question.png</text:p>
          </table:table-cell>
          <table:table-cell office:value-type="string">
            <text:p>Odhal pred misi 1 zakladniho neprite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1x za misi</text:p>
          </table:table-cell>
          <table:table-cell office:value-type="string">
            <text:p>Pruzkum bojem</text:p>
          </table:table-cell>
          <table:table-cell office:value-type="string">
            <text:p>png/question.png</text:p>
          </table:table-cell>
          <table:table-cell office:value-type="string">
            <text:p>Boj do stinu_-1 a_zaroven pruzkum_-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2 kola</text:p>
          </table:table-cell>
          <table:table-cell office:value-type="string">
            <text:p>Pruzny plan</text:p>
          </table:table-cell>
          <table:table-cell office:value-type="string">
            <text:p>png/question.png</text:p>
          </table:table-cell>
          <table:table-cell office:value-type="string">
            <text:p>Zmen plany hrace s_postihem_-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1x za misi</text:p>
          </table:table-cell>
          <table:table-cell office:value-type="string">
            <text:p>Resuscitace</text:p>
          </table:table-cell>
          <table:table-cell office:value-type="string">
            <text:p>png/question.png</text:p>
          </table:table-cell>
          <table:table-cell office:value-type="string">
            <text:p>Doplni 1 zivot vyleci 1 nakazu a 1 zran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Mimo misi</text:p>
          </table:table-cell>
          <table:table-cell office:value-type="string">
            <text:p>Shaneni materialu</text:p>
          </table:table-cell>
          <table:table-cell office:value-type="string">
            <text:p>png/question.png</text:p>
          </table:table-cell>
          <table:table-cell office:value-type="string">
            <text:p>Pri_sberu donese 1_jidlo a_1_materi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Mimo misi</text:p>
          </table:table-cell>
          <table:table-cell office:value-type="string">
            <text:p>Stavba skryse</text:p>
          </table:table-cell>
          <table:table-cell office:value-type="string">
            <text:p>png/question.png</text:p>
          </table:table-cell>
          <table:table-cell office:value-type="string">
            <text:p>Stoji 2 Materialy|Vyleci 1_zivot kazdemu|Vyleci 1_zrane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2x za misi</text:p>
          </table:table-cell>
          <table:table-cell office:value-type="string">
            <text:p>Drtivy utok</text:p>
          </table:table-cell>
          <table:table-cell office:value-type="string">
            <text:p>png/question.png</text:p>
          </table:table-cell>
          <table:table-cell office:value-type="string">
            <text:p>Bonus_+2 k_utoku zbrani na blizk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1x za misi</text:p>
          </table:table-cell>
          <table:table-cell office:value-type="string">
            <text:p>Hlidka 2</text:p>
          </table:table-cell>
          <table:table-cell office:value-type="string">
            <text:p>png/question.png</text:p>
          </table:table-cell>
          <table:table-cell office:value-type="string">
            <text:p>Tahni karty utoku_V_a_Z pred planovanim hrac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Mimo misi</text:p>
          </table:table-cell>
          <table:table-cell office:value-type="string">
            <text:p>Oprava vybaveni</text:p>
          </table:table-cell>
          <table:table-cell office:value-type="string">
            <text:p>png/question.png</text:p>
          </table:table-cell>
          <table:table-cell office:value-type="string">
            <text:p>Jedna oprava je po_kazde misi zadarm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Mimo misi</text:p>
          </table:table-cell>
          <table:table-cell office:value-type="string">
            <text:p>Organizace</text:p>
          </table:table-cell>
          <table:table-cell office:value-type="string">
            <text:p>png/question.png</text:p>
          </table:table-cell>
          <table:table-cell office:value-type="string">
            <text:p>Unese 1_vec navic (musi mit silu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2x za misi</text:p>
          </table:table-cell>
          <table:table-cell office:value-type="string">
            <text:p>Prorazeni krytu</text:p>
          </table:table-cell>
          <table:table-cell office:value-type="string">
            <text:p>png/question.png</text:p>
          </table:table-cell>
          <table:table-cell office:value-type="string">
            <text:p>+1_k_utoku palnou zbr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Pred misi</text:p>
          </table:table-cell>
          <table:table-cell office:value-type="string">
            <text:p>Pruzkum !</text:p>
          </table:table-cell>
          <table:table-cell office:value-type="string">
            <text:p>png/question.png</text:p>
          </table:table-cell>
          <table:table-cell office:value-type="string">
            <text:p>Odhal pred misi jednoho vazneho neprite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Pred misi</text:p>
          </table:table-cell>
          <table:table-cell office:value-type="string">
            <text:p>Pruzkum 2</text:p>
          </table:table-cell>
          <table:table-cell office:value-type="string">
            <text:p>png/question.png</text:p>
          </table:table-cell>
          <table:table-cell office:value-type="string">
            <text:p>Odhal pred misi dva zakladni neprate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3 kola</text:p>
          </table:table-cell>
          <table:table-cell office:value-type="string">
            <text:p>Pruzkum bojem 2</text:p>
          </table:table-cell>
          <table:table-cell office:value-type="string">
            <text:p>png/question.png</text:p>
          </table:table-cell>
          <table:table-cell office:value-type="string">
            <text:p>Boj do stinu_+0 a_zaroven pruzkum_-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2x za misi</text:p>
          </table:table-cell>
          <table:table-cell office:value-type="string">
            <text:p>Pruzny plan 2</text:p>
          </table:table-cell>
          <table:table-cell office:value-type="string">
            <text:p>png/question.png</text:p>
          </table:table-cell>
          <table:table-cell office:value-type="string">
            <text:p>Zmen plany hrace bez postih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1x za misi</text:p>
          </table:table-cell>
          <table:table-cell office:value-type="string">
            <text:p>Resuscitace 2</text:p>
          </table:table-cell>
          <table:table-cell office:value-type="string">
            <text:p>png/question.png</text:p>
          </table:table-cell>
          <table:table-cell office:value-type="string">
            <text:p>Doplneni az 4_zivotu tymu (dohromady) a_vyleci nakaz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Mimo misi</text:p>
          </table:table-cell>
          <table:table-cell office:value-type="string">
            <text:p>Strategie</text:p>
          </table:table-cell>
          <table:table-cell office:value-type="string">
            <text:p>png/question.png</text:p>
          </table:table-cell>
          <table:table-cell office:value-type="string">
            <text:p>Je mozne pokazde znovu nalosovat jednu z mis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3x za misi</text:p>
          </table:table-cell>
          <table:table-cell office:value-type="string">
            <text:p>Strelecka pozice 2</text:p>
          </table:table-cell>
          <table:table-cell office:value-type="string">
            <text:p>png/question.png</text:p>
          </table:table-cell>
          <table:table-cell office:value-type="string">
            <text:p>Bonus_+1 k_utoku_V_ci_Z palnou zbran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Pred kolem</text:p>
          </table:table-cell>
          <table:table-cell office:value-type="string">
            <text:p>Taktika</text:p>
          </table:table-cell>
          <table:table-cell office:value-type="string">
            <text:p>png/question.png</text:p>
          </table:table-cell>
          <table:table-cell office:value-type="string">
            <text:p>Muze pri planovani karet rict zadarmo 1_vet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2 kola</text:p>
          </table:table-cell>
          <table:table-cell office:value-type="string">
            <text:p>Vyckavani</text:p>
          </table:table-cell>
          <table:table-cell office:value-type="string">
            <text:p>png/question.png</text:p>
          </table:table-cell>
          <table:table-cell office:value-type="string">
            <text:p>Postih_-1 ted a bonus_+1 pro pristi kol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Mimo misi</text:p>
          </table:table-cell>
          <table:table-cell office:value-type="string">
            <text:p>Vyroba munice</text:p>
          </table:table-cell>
          <table:table-cell office:value-type="string">
            <text:p>png/question.png</text:p>
          </table:table-cell>
          <table:table-cell office:value-type="string">
            <text:p>1_naboje zdarma (pro jednu postavu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3 kola</text:p>
          </table:table-cell>
          <table:table-cell office:value-type="string">
            <text:p>Pruzkum v misi</text:p>
          </table:table-cell>
          <table:table-cell office:value-type="string">
            <text:p>png/question.png</text:p>
          </table:table-cell>
          <table:table-cell office:value-type="string">
            <text:p>Vybirej dalsi lokaci a udalost ze 2 kar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3 kola</text:p>
          </table:table-cell>
          <table:table-cell office:value-type="string">
            <text:p>Skryty pruzkum</text:p>
          </table:table-cell>
          <table:table-cell office:value-type="string">
            <text:p>png/question.png</text:p>
          </table:table-cell>
          <table:table-cell office:value-type="string">
            <text:p>Tahni karty utoku_S pred hraci|Pruzkum_-1 a boj do stinu_+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1x za misi</text:p>
          </table:table-cell>
          <table:table-cell office:value-type="string">
            <text:p>Hrac stesteny</text:p>
          </table:table-cell>
          <table:table-cell office:value-type="string">
            <text:p>png/question.png</text:p>
          </table:table-cell>
          <table:table-cell office:value-type="string">
            <text:p>Tahni znova kartu nahod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1x za misi</text:p>
          </table:table-cell>
          <table:table-cell office:value-type="string">
            <text:p>Showman</text:p>
          </table:table-cell>
          <table:table-cell office:value-type="string">
            <text:p>png/question.png</text:p>
          </table:table-cell>
          <table:table-cell office:value-type="string">
            <text:p>Dopln jine postave az 2_odvah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1x za misi</text:p>
          </table:table-cell>
          <table:table-cell office:value-type="string">
            <text:p>Epidemiolog</text:p>
          </table:table-cell>
          <table:table-cell office:value-type="string">
            <text:p>png/question.png</text:p>
          </table:table-cell>
          <table:table-cell office:value-type="string">
            <text:p>Za 1_jidlo zabran nakaze postavy v mis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Mimo misi</text:p>
          </table:table-cell>
          <table:table-cell office:value-type="string">
            <text:p>Oportunista</text:p>
          </table:table-cell>
          <table:table-cell office:value-type="string">
            <text:p>png/question.png</text:p>
          </table:table-cell>
          <table:table-cell office:value-type="string">
            <text:p>Zaverecny bonus mise vyber vzdy ze 2 kare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string">
            <text:p>Mimo misi</text:p>
          </table:table-cell>
          <table:table-cell office:value-type="string">
            <text:p>Trener</text:p>
          </table:table-cell>
          <table:table-cell office:value-type="string">
            <text:p>png/question.png</text:p>
          </table:table-cell>
          <table:table-cell office:value-type="string">
            <text:p>Za 2_materialy muze po misi vyrobit dalsi 1 dovednost navic</text:p>
          </table:table-cell>
        </table:table-row>
      </table:table>
      <table:table table:name="Popisky" table:style-name="ta1">
        <table:table-column table:style-name="co1" table:number-columns-repeated="3" table:default-cell-style-name="Default"/>
        <table:table-column table:style-name="co65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nt</text:p>
          </table:table-cell>
          <table:table-cell office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Zasobniky|||Mala zbran||----------||Dlouha zbran||----------||Tezka zbran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Nepritel_A|||||||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Nepritel_B|||||||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Nepritel_C|||||||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Nepritel_A|Tezky|||||||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Nepritel_B|Tezky|||||||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Nepritel_C|Tezky|||||||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Material||----------||Jidlo||----------||Predmety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Ohrozeni_V|Vduch||||||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Ohrozeni_Z|Zem||||||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Ohrozeni_S|Stin||||||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Bezna|Ohrozeni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Tezka|Ohrozeni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Lokace|||||||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Udalosti|||||||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Ctvrt||----------||Zaverecny|bonus||----------||Vyzva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Predmety|||||||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string">
            <text:p><text:span text:style-name="T1">Faze kola|1||----------|Nahlas|----------|</text:span>Tahni lokaci|||||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string">
            <text:p><text:span text:style-name="T1">Faze kola|2||----------|Potichu|----------|Odkryj</text:span> nepratele||Planuj akcni karty (i frajeriny)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string">
            <text:p><text:span text:style-name="T1">Faze kola|3||----------|Nahlas|----------|</text:span>Odkryj karty||Pridej dovednosti||Vyhodnot</text:p>
          </table:table-cell>
        </table:table-row>
      </table:table>
      <table:table table:name="Pro Hrace" table:style-name="ta1">
        <table:table-column table:style-name="co1" table:number-columns-repeated="3" table:default-cell-style-name="Default"/>
        <table:table-column table:style-name="co1" table:default-cell-style-name="ce12"/>
        <table:table-column table:style-name="co17" table:number-columns-repeated="2" table:default-cell-style-name="ce12"/>
        <table:table-row table:style-name="ro1" table:number-rows-repeated="2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Vzduch</text:p>
          </table:table-cell>
          <table:table-cell office:value-type="string" calcext:value-type="string">
            <text:p>icons/wing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Zeme</text:p>
          </table:table-cell>
          <table:table-cell office:value-type="string" calcext:value-type="string">
            <text:p>icons/boot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tin</text:p>
          </table:table-cell>
          <table:table-cell office:value-type="string" calcext:value-type="string">
            <text:p>icons/mask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icons/search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Boj +1</text:p>
          </table:table-cell>
          <table:table-cell office:value-type="string" calcext:value-type="string">
            <text:p>icons/fist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Kryt +1</text:p>
          </table:table-cell>
          <table:table-cell office:value-type="string" calcext:value-type="string">
            <text:p>icons/shield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Pomoc +1</text:p>
          </table:table-cell>
          <table:table-cell office:value-type="string" calcext:value-type="string">
            <text:p>icons/life.png</text:p>
          </table:table-cell>
        </table:table-row>
      </table:table>
      <table:table table:name="Zbrane" table:style-name="ta1">
        <table:table-column table:style-name="co1" table:number-columns-repeated="2" table:default-cell-style-name="Default"/>
        <table:table-column table:style-name="co1" table:number-columns-repeated="2" table:default-cell-style-name="ce9"/>
        <table:table-column table:style-name="co18" table:default-cell-style-name="ce9"/>
        <table:table-column table:style-name="co1" table:number-columns-repeated="8" table:default-cell-style-name="ce9"/>
        <table:table-column table:style-name="co19" table:default-cell-style-name="ce9"/>
        <table:table-column table:style-name="co1" table:number-columns-repeated="4" table:default-cell-style-name="ce9"/>
        <table:table-row table:style-name="ro1" table:number-rows-repeated="2">
          <table:table-cell table:number-columns-repeated="2"/>
          <table:table-cell table:style-name="Default"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Zbrane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zakladni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amen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Jen se tref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lace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Kratsi a obratnejs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Delsi a padnejsi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k najdeni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ala strelna zb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Dela velke di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amopa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Ta ta 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Kope jak mu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Dalsi droz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rach a bro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r. 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fia sty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c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Funguje od casu Ziz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Arnold v jungl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uto. 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fie po cesk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tocna pus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Seriozni zb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me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Dela cuc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. Pil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orcovani neprate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Lumber j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Sparta!!!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yj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Velkej klacek s hreb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azu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Ka bo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j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O hodne lepsi nez kamen</text:p>
          </table:table-cell>
          <table:table-cell table:number-columns-repeated="4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Vybaveni" table:style-name="ta1">
        <table:table-column table:style-name="co1" table:default-cell-style-name="Default"/>
        <table:table-column table:style-name="co1" table:number-columns-repeated="3" table:default-cell-style-name="ce9"/>
        <table:table-column table:style-name="co20" table:default-cell-style-name="Default"/>
        <table:table-column table:style-name="co1" table:number-columns-repeated="3" table:default-cell-style-name="ce9"/>
        <table:table-column table:style-name="co21" table:default-cell-style-name="ce9"/>
        <table:table-column table:style-name="co21" table:number-columns-repeated="2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22" office:value-type="string">
            <text:p>cnt</text:p>
          </table:table-cell>
          <table:table-cell table:style-name="ce22" office:value-type="string">
            <text:p>code</text:p>
          </table:table-cell>
          <table:table-cell table:style-name="ce22" office:value-type="string">
            <text:p>jmeno</text:p>
          </table:table-cell>
          <table:table-cell table:style-name="ce22" office:value-type="string">
            <text:p>img</text:p>
          </table:table-cell>
          <table:table-cell table:style-name="ce22" office:value-type="string">
            <text:p>Cena</text:p>
          </table:table-cell>
          <table:table-cell table:style-name="ce22" office:value-type="string">
            <text:p>velikost</text:p>
          </table:table-cell>
          <table:table-cell table:style-name="ce22" office:value-type="string">
            <text:p>Balicek</text:p>
          </table:table-cell>
          <table:table-cell table:style-name="ce22" office:value-type="string">
            <text:p>efek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office:value-type="string">
            <text:p>Past</text:p>
          </table:table-cell>
          <table:table-cell office:value-type="string">
            <text:p>icons/search.pn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pec</text:p>
          </table:table-cell>
          <table:table-cell office:value-type="string">
            <text:p>1x za misi|+1_boj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office:value-type="string">
            <text:p>Past 2</text:p>
          </table:table-cell>
          <table:table-cell office:value-type="string">
            <text:p>icons/search.png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pec</text:p>
          </table:table-cell>
          <table:table-cell office:value-type="string">
            <text:p>1x za misi|+2_boj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office:value-type="string">
            <text:p>Baterka</text:p>
          </table:table-cell>
          <table:table-cell office:value-type="string">
            <text:p>icons/search.pn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o</text:p>
          </table:table-cell>
          <table:table-cell office:value-type="string">
            <text:p>4x za misi|Pri pruzkumu|+1_P a_-1_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office:value-type="string">
            <text:p>Noktovizor</text:p>
          </table:table-cell>
          <table:table-cell office:value-type="string">
            <text:p>icons/search.pn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ojenska</text:p>
          </table:table-cell>
          <table:table-cell office:value-type="string">
            <text:p>2x za misi|+1_P/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office:value-type="string">
            <text:p>Lep. Opasek</text:p>
          </table:table-cell>
          <table:table-cell office:value-type="string">
            <text:p>icons/search.png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spec</text:p>
          </table:table-cell>
          <table:table-cell office:value-type="string">
            <text:p>Nosnost +1_vec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office:value-type="string">
            <text:p>Lep. Batoh</text:p>
          </table:table-cell>
          <table:table-cell office:value-type="string">
            <text:p>icons/search.png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spec</text:p>
          </table:table-cell>
          <table:table-cell office:value-type="string">
            <text:p>Postava nesmi mit T|Nosnost +2_veci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office:value-type="string">
            <text:p>Lekarna</text:p>
          </table:table-cell>
          <table:table-cell office:value-type="string">
            <text:p>icons/search.p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o</text:p>
          </table:table-cell>
          <table:table-cell office:value-type="string">
            <text:p>1x za misi|+2_Zivoty| Ci lecba zrane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office:value-type="string">
            <text:p>Nastroje</text:p>
          </table:table-cell>
          <table:table-cell office:value-type="string">
            <text:p>icons/search.p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o</text:p>
          </table:table-cell>
          <table:table-cell office:value-type="string">
            <text:p>Jedna oprava zdarma ci skrap_+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office:value-type="string">
            <text:p>Koreni</text:p>
          </table:table-cell>
          <table:table-cell office:value-type="string">
            <text:p>icons/search.p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o</text:p>
          </table:table-cell>
          <table:table-cell office:value-type="string">
            <text:p>Mimo misi|+1_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office:value-type="string">
            <text:p>Prikryvky</text:p>
          </table:table-cell>
          <table:table-cell office:value-type="string">
            <text:p>icons/search.pn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o</text:p>
          </table:table-cell>
          <table:table-cell office:value-type="string">
            <text:p>Mimo misi|+1_Lece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office:value-type="string">
            <text:p>Dalekohled</text:p>
          </table:table-cell>
          <table:table-cell office:value-type="string">
            <text:p>icons/search.pn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o</text:p>
          </table:table-cell>
          <table:table-cell office:value-type="string">
            <text:p>Pred misi|odhali jedno X|a 1x za misi|Odhali nepritele V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office:value-type="string">
            <text:p>Kompas</text:p>
          </table:table-cell>
          <table:table-cell office:value-type="string">
            <text:p>icons/search.pn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o</text:p>
          </table:table-cell>
          <table:table-cell office:value-type="string">
            <text:p>Po misi +1 k_zaverecnym bodum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V</text:p>
          </table:table-cell>
          <table:table-cell office:value-type="string">
            <text:p>Box na Munici</text:p>
          </table:table-cell>
          <table:table-cell office:value-type="string">
            <text:p>icons/search.png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vojenska</text:p>
          </table:table-cell>
          <table:table-cell office:value-type="string">
            <text:p>Unese dalsi 2_zasobniky pro jednu ze_zbra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Z</text:p>
          </table:table-cell>
          <table:table-cell office:value-type="string">
            <text:p>Stit</text:p>
          </table:table-cell>
          <table:table-cell office:value-type="string">
            <text:p>icons/search.png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string">
            <text:p>oo</text:p>
          </table:table-cell>
          <table:table-cell office:value-type="string">
            <text:p>Jako T_zbran|Pridava 3_zivoty zbroj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Z</text:p>
          </table:table-cell>
          <table:table-cell office:value-type="string">
            <text:p>Policejni Stit</text:p>
          </table:table-cell>
          <table:table-cell office:value-type="string">
            <text:p>icons/search.png</text:p>
          </table:table-cell>
          <table:table-cell office:value-type="float" office:value="2">
            <text:p>2</text:p>
          </table:table-cell>
          <table:table-cell office:value-type="string">
            <text:p>T</text:p>
          </table:table-cell>
          <table:table-cell office:value-type="string">
            <text:p>spec</text:p>
          </table:table-cell>
          <table:table-cell office:value-type="string">
            <text:p>Jako T_zbran|Pridava 5_zivotu zbroj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V</text:p>
          </table:table-cell>
          <table:table-cell office:value-type="string">
            <text:p>Protijed</text:p>
          </table:table-cell>
          <table:table-cell office:value-type="string">
            <text:p>icons/search.pn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o</text:p>
          </table:table-cell>
          <table:table-cell office:value-type="string">
            <text:p>Ochrani 1 postavu pred efektem nakazy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V</text:p>
          </table:table-cell>
          <table:table-cell office:value-type="string">
            <text:p>Stimulant</text:p>
          </table:table-cell>
          <table:table-cell office:value-type="string">
            <text:p>icons/search.pn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o</text:p>
          </table:table-cell>
          <table:table-cell office:value-type="string">
            <text:p>1x za misi|doplni postave 2 odvahy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  <table:table-cell table:style-name="ce9"/>
          <table:table-cell table:number-columns-repeated="6"/>
        </table:table-row>
        <table:table-row table:style-name="ro1">
          <table:table-cell table:number-columns-repeated="4"/>
          <table:table-cell table:style-name="ce9"/>
          <table:table-cell table:number-columns-repeated="6"/>
        </table:table-row>
      </table:table>
      <table:table table:name="Vozidla" table:style-name="ta1">
        <table:table-column table:style-name="co1" table:default-cell-style-name="Default"/>
        <table:table-column table:style-name="co1" table:number-columns-repeated="9" table:default-cell-style-name="ce9"/>
        <table:table-column table:style-name="co22" table:default-cell-style-name="Default"/>
        <table:table-column table:style-name="co23" table:default-cell-style-name="Default"/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Uveze</text:p>
          </table:table-cell>
          <table:table-cell office:value-type="string" calcext:value-type="string">
            <text:p>Uzdravi</text:p>
          </table:table-cell>
          <table:table-cell office:value-type="string" calcext:value-type="string">
            <text:p>Sezere</text:p>
          </table:table-cell>
          <table:table-cell office:value-type="string" calcext:value-type="string">
            <text:p>Scrap</text:p>
          </table:table-cell>
          <table:table-cell table:style-name="ce9"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lo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Neco malo uvez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zik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Uveze vic ale musite ho tahnou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Tenhle jede sam. Kdyz nakrmis tak jed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voz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5j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Kombinace voziku a ko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1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Mechanicky ku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Zigulik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bus</text:p>
          </table:table-cell>
          <table:table-cell office:value-type="string" calcext:value-type="string">
            <text:p>oo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3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Zeby skolni oranzovej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umvee</text:p>
          </table:table-cell>
          <table:table-cell office:value-type="string" calcext:value-type="string">
            <text:p>spec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2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S prekvapive velkou korbou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 table:number-rows-repeated="3">
          <table:table-cell table:number-columns-repeated="10"/>
          <table:table-cell table:style-name="ce9"/>
          <table:table-cell/>
        </table:table-row>
        <table:table-row table:style-name="ro1">
          <table:table-cell table:number-columns-repeated="10"/>
          <table:table-cell table:style-name="ce9"/>
          <table:table-cell/>
        </table:table-row>
      </table:table>
      <table:table table:name="Zbroj" table:style-name="ta1">
        <table:table-column table:style-name="co1" table:number-columns-repeated="2" table:default-cell-style-name="Default"/>
        <table:table-column table:style-name="co1" table:number-columns-repeated="7" table:default-cell-style-name="ce9"/>
        <table:table-column table:style-name="co24" table:default-cell-style-name="Default"/>
        <table:table-column table:style-name="co25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Zivotu</text:p>
          </table:table-cell>
          <table:table-cell office:value-type="string" calcext:value-type="string">
            <text:p>Unese</text:p>
          </table:table-cell>
          <table:table-cell table:style-name="ce9"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acovni</text:p>
          </table:table-cell>
          <table:table-cell office:value-type="string" calcext:value-type="string">
            <text:p>o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Hodne kvalitni bunda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licejni</text:p>
          </table:table-cell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Teoreticky neprustrelna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kticka</text:p>
          </table:table-cell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Se spoustou kapes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vojensk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Maskacova vesta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pecialni</text:p>
          </table:table-cell>
          <table:table-cell office:value-type="string" calcext:value-type="string">
            <text:p>vojensk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Brneni specialnich jednotek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ise" table:style-name="ta1">
        <table:table-column table:style-name="co1" table:number-columns-repeated="2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ce6"/>
        <table:table-column table:style-name="co29" table:default-cell-style-name="Default"/>
        <table:table-row table:style-name="ro1" table:number-rows-repeated="2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Img</text:p>
          </table:table-cell>
          <table:table-cell table:style-name="Default" office:value-type="string" calcext:value-type="string">
            <text:p>Lehka</text:p>
          </table:table-cell>
          <table:table-cell table:style-name="Default" office:value-type="string" calcext:value-type="string">
            <text:p>Tezk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obojovat_se []_lokacemi.</text:p>
          </table:table-cell>
          <table:table-cell office:value-type="string" calcext:value-type="string">
            <text:p>png/question.png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Zasoby</text:p>
          </table:table-cell>
          <table:table-cell office:value-type="string" calcext:value-type="string">
            <text:p>Prohledat_2x budovu na_lokaci_[] ve vzdalenosti 4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C-E</text:p>
          </table:table-cell>
          <table:table-cell office:value-type="string" calcext:value-type="string">
            <text:p>D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ajit a_porazit tezkeho nepritele_C na vzdalenosti 3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j +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Konvoj</text:p>
          </table:table-cell>
          <table:table-cell office:value-type="string" calcext:value-type="string">
            <text:p>Lokace C-E maji vozidlo konvoje. Na kazde +Nepritel_Z. Najit []_konvoju.</text:p>
          </table:table-cell>
          <table:table-cell office:value-type="string" calcext:value-type="string">
            <text:p>png/question.p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abotaz</text:p>
          </table:table-cell>
          <table:table-cell office:value-type="string" calcext:value-type="string">
            <text:p>Lokace [] maji nepratelske bunkry a_+Nepritel_C. Najit 4_bunkry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-E</text:p>
          </table:table-cell>
          <table:table-cell office:value-type="string" calcext:value-type="string">
            <text:p>C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Civilisti</text:p>
          </table:table-cell>
          <table:table-cell office:value-type="string" calcext:value-type="string">
            <text:p>SPEC v kartach nalezu jsou civilisti. Najit jich [].</text:p>
          </table:table-cell>
          <table:table-cell office:value-type="string" calcext:value-type="string">
            <text:p>png/question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Artefakt</text:p>
          </table:table-cell>
          <table:table-cell office:value-type="string" calcext:value-type="string">
            <text:p>Najit v budove [] kartu predmetu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C-E</text:p>
          </table:table-cell>
          <table:table-cell office:value-type="string" calcext:value-type="string">
            <text:p>D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Najit a porazit [] nepratel C beznych i_tezkych.</text:p>
          </table:table-cell>
          <table:table-cell office:value-type="string" calcext:value-type="string">
            <text:p>png/question.pn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Najit zakladnu na lokaci_[]. Ve vzdalenosti 4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-E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pecialni misto</text:p>
          </table:table-cell>
          <table:table-cell office:value-type="string" calcext:value-type="string">
            <text:p>Zamichat []_Lokaci a pak pridat SPEC lokaci do dalsich 4_Lokaci. Ukol je Spec najit.</text:p>
          </table:table-cell>
          <table:table-cell office:value-type="string" calcext:value-type="string">
            <text:p>png/question.png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</table:table>
      <table:table table:name="Ukoly" table:style-name="ta1">
        <table:table-column table:style-name="co1" table:number-columns-repeated="2" table:default-cell-style-name="Default"/>
        <table:table-column table:style-name="co1" table:default-cell-style-name="ce9"/>
        <table:table-column table:style-name="co30" table:number-columns-repeated="2" table:default-cell-style-name="ce9"/>
        <table:table-column table:style-name="co1" table:default-cell-style-name="ce9"/>
        <table:table-column table:style-name="co31" table:number-columns-repeated="2" table:default-cell-style-name="ce9"/>
        <table:table-column table:style-name="co20" table:default-cell-style-name="Default"/>
        <table:table-column table:style-name="co21" table:default-cell-style-name="ce9"/>
        <table:table-row table:style-name="ro1" table:number-rows-repeated="2">
          <table:table-cell table:number-columns-repeated="2"/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yp Img</text:p>
          </table:table-cell>
          <table:table-cell table:style-name="ce9" office:value-type="string" calcext:value-type="string">
            <text:p>Img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Odchod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birat mise celkem za_X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Bourka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icons/house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birat jidlo navic. Celkem_X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Informace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icons/house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Karta informatora do balicku pruzkumu.|Najit ji_X_krat.</text:p>
          </table:table-cell>
        </table:table-row>
        <table:table-row table:style-name="ro1" table:number-rows-repeated="2">
          <table:table-cell table:number-columns-repeated="8"/>
          <table:table-cell table:style-name="ce9"/>
          <table:table-cell/>
        </table:table-row>
        <table:table-row table:style-name="ro1">
          <table:table-cell table:number-columns-repeated="8"/>
          <table:table-cell table:style-name="ce9"/>
          <table:table-cell/>
        </table:table-row>
      </table:table>
      <table:table table:name="Kampane" table:style-name="ta1">
        <table:table-column table:style-name="co1" table:default-cell-style-name="Default"/>
        <table:table-column table:style-name="co1" table:number-columns-repeated="2" table:default-cell-style-name="ce9"/>
        <table:table-column table:style-name="co32" table:number-columns-repeated="2" table:default-cell-style-name="ce9"/>
        <table:table-column table:style-name="co33" table:number-columns-repeated="5" table:default-cell-style-name="ce9"/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Cast1</text:p>
          </table:table-cell>
          <table:table-cell office:value-type="string" calcext:value-type="string">
            <text:p>Cast2</text:p>
          </table:table-cell>
          <table:table-cell office:value-type="string" calcext:value-type="string">
            <text:p>Cast3</text:p>
          </table:table-cell>
          <table:table-cell office:value-type="string" calcext:value-type="string">
            <text:p>Cast4</text:p>
          </table:table-cell>
          <table:table-cell office:value-type="string" calcext:value-type="string">
            <text:p>Cast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Kampan</text:p>
          </table:table-cell>
          <table:table-cell office:value-type="string" calcext:value-type="string">
            <text:p>Pomsta bossovi</text:p>
          </table:table-cell>
          <table:table-cell office:value-type="string" calcext:value-type="string">
            <text:p>Mesto|Odchod_20</text:p>
          </table:table-cell>
          <table:table-cell office:value-type="string" calcext:value-type="string">
            <text:p>Krajina|Boure_24</text:p>
          </table:table-cell>
          <table:table-cell office:value-type="string" calcext:value-type="string">
            <text:p>Venkov|Informace_10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Tabor|(M)_Boss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uzkum" table:style-name="ta1">
        <table:table-column table:style-name="co1" table:number-columns-repeated="5" table:default-cell-style-name="Default"/>
        <table:table-row table:style-name="ro1" table:number-rows-repeated="11">
          <table:table-cell table:number-columns-repeated="5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idlo</text:p>
          </table:table-cell>
          <table:table-cell table:number-columns-repeated="2" office:value-type="string" calcext:value-type="string">
            <text:p>----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[Jidlo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Jidlo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Material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Vec-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----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Vec-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Jidlo]</text:p>
          </table:table-cell>
        </table:table-row>
      </table:table>
      <table:table table:name="Frajeriny" table:style-name="ta1">
        <table:table-column table:style-name="co1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etaz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o_1_energii vice</text:p>
          </table:table-cell>
          <table:table-cell office:value-type="string" calcext:value-type="string">
            <text:p>Cekal jsem ze to bude snazsi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pe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ic se nedeje</text:p>
          </table:table-cell>
          <table:table-cell office:value-type="string" calcext:value-type="string">
            <text:p>A kdyz to preskocim tud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brani?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a pristi lokaci boj_-1</text:p>
          </table:table-cell>
          <table:table-cell office:value-type="string" calcext:value-type="string">
            <text:p>Jako rikali mi at jsem na ni opatrnej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at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a pristi lokaci pruzkum_-1</text:p>
          </table:table-cell>
          <table:table-cell office:value-type="string" calcext:value-type="string">
            <text:p>Fuj. To zas budu cisti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ativn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tracite 1_material</text:p>
          </table:table-cell>
          <table:table-cell office:value-type="string" calcext:value-type="string">
            <text:p>Nikdy bych nerek ze se to da pouzit takh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 Navnado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tracite 1_jidlo</text:p>
          </table:table-cell>
          <table:table-cell office:value-type="string" calcext:value-type="string">
            <text:p>Nedas si svacinku?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lad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le nestala energii</text:p>
          </table:table-cell>
          <table:table-cell office:value-type="string" calcext:value-type="string">
            <text:p>Sem nejakej frajer ne?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 Kamose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kdo jiny take musi -1_energii</text:p>
          </table:table-cell>
          <table:table-cell office:value-type="string" calcext:value-type="string">
            <text:p>Trochu pomoc prosim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etav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kud to myslis vazne tak -1_zdravi</text:p>
          </table:table-cell>
          <table:table-cell office:value-type="string" calcext:value-type="string">
            <text:p>Za stranu a za lidi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cekan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vec</text:p>
          </table:table-cell>
          <table:table-cell office:value-type="string" calcext:value-type="string">
            <text:p>Co to z nej vypadlo?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ju s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material</text:p>
          </table:table-cell>
          <table:table-cell office:value-type="string" calcext:value-type="string">
            <text:p>Hele tenhle kus se i bude hodi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ref sveh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jidlo</text:p>
          </table:table-cell>
          <table:table-cell office:value-type="string" calcext:value-type="string">
            <text:p>Kdyz se skrcim bude to jak v grotesce</text:p>
          </table:table-cell>
        </table:table-row>
      </table:table>
      <table:table table:name="Bonusy" table:style-name="ta1">
        <table:table-column table:style-name="co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Divka a psy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3 odvahy vam zachranena da 3j</text:p>
          </table:table-cell>
          <table:table-cell office:value-type="string" calcext:value-type="string">
            <text:p>Divka je zahnana do kouta. Pomuzete ji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Municni expert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2j vam vyrobi az 5ks munice</text:p>
          </table:table-cell>
          <table:table-cell office:value-type="string" calcext:value-type="string">
            <text:p>Vsimli jste si maleho domku s rozsvicenym oknem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Prepper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ymeni vam az 5m za 5j</text:p>
          </table:table-cell>
          <table:table-cell office:value-type="string" calcext:value-type="string">
            <text:p>Psst. Ozvalo se z poza rohu. Co takhle nejaky kseftik!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Hord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platte munici na 4 utoky a najdete 3j a 3m</text:p>
          </table:table-cell>
          <table:table-cell office:value-type="string" calcext:value-type="string">
            <text:p>Nad cim se ta banda tak sbiha? Kdyz se jich zbavite dozvite se to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Zkusena zalesac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2j vam prida dalsi kartu znalosti</text:p>
          </table:table-cell>
          <table:table-cell office:value-type="string" calcext:value-type="string">
            <text:p>Pomohla vam kousek cesty. Chcete aby se s vami podelila o sve znalosti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Opustene skladist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ete si predmet navic k vasemu vyberu</text:p>
          </table:table-cell>
          <table:table-cell office:value-type="string" calcext:value-type="string">
            <text:p>Mate jeste cas? Tamhle je asi neco zajimaveho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Policejni dodav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ete si zbran navic k vyberu predmetu</text:p>
          </table:table-cell>
          <table:table-cell office:value-type="string" calcext:value-type="string">
            <text:p>Asi nekam jeli kdyz je to dohnalo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Stanice prvni pomoc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te vylecit az 3 zraneni ci 1 nakazu ci zraneni</text:p>
          </table:table-cell>
          <table:table-cell office:value-type="string" calcext:value-type="string">
            <text:p>Opustena ale asi v ni budou nejake zasoby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Prekvapeni v zakout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1 odvahu naleznete 1j nebo 1m</text:p>
          </table:table-cell>
          <table:table-cell office:value-type="string" calcext:value-type="string">
            <text:p>Trocha pruzkumu na zaver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Kramek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a 2 odvahy vam prida 1v</text:p>
          </table:table-cell>
          <table:table-cell office:value-type="string" calcext:value-type="string">
            <text:p>Kratka odbocka do taaaamhletech dveri.</text:p>
          </table:table-cell>
        </table:table-row>
      </table:table>
      <table:table table:name="Prostredi" table:style-name="ta1">
        <table:table-column table:style-name="co1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8" table:default-cell-style-name="Default"/>
        <table:table-column table:style-name="co49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Obytn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Za misi +2j pokud jste alespon jednou prohledavali</text:p>
          </table:table-cell>
          <table:table-cell office:value-type="string" calcext:value-type="string">
            <text:p>Zahrady a domy kde byval zivo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Obchodni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oj ve stinu je celkove o 1 snazsi</text:p>
          </table:table-cell>
          <table:table-cell office:value-type="string" calcext:value-type="string">
            <text:p>Prosklene budovy a krasne vybydlene kancelar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Prumyslov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zdy pruzkum je +1 vec</text:p>
          </table:table-cell>
          <table:table-cell office:value-type="string" calcext:value-type="string">
            <text:p>Sklady a sklady. Jak tady mohl nekdo zit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Historick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oj na zemi je o 1 tezsi</text:p>
          </table:table-cell>
          <table:table-cell office:value-type="string" calcext:value-type="string">
            <text:p>Krivolake ulicky a necekana zakout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Slumov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oj ve vyduchu je o 1 tezsi</text:p>
          </table:table-cell>
          <table:table-cell office:value-type="string" calcext:value-type="string">
            <text:p>Uzke pruchody podchody a nadchod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Zabavni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oj ve vyduchu je o 1 snazsi</text:p>
          </table:table-cell>
          <table:table-cell office:value-type="string" calcext:value-type="string">
            <text:p>Volna prostranstvi kde dobre uvidit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Ctvrt nemocnic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Na konci mise muzete za 1j lecit nakazu ci zraneni</text:p>
          </table:table-cell>
          <table:table-cell office:value-type="string" calcext:value-type="string">
            <text:p>Komplex budov ktery kdysi slouzil nemocnic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Kde - Mesto</text:p>
          </table:table-cell>
          <table:table-cell office:value-type="string" calcext:value-type="string">
            <text:p>Olympijska ctvrt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azdy hrac ma +1 odvahu</text:p>
          </table:table-cell>
          <table:table-cell office:value-type="string" calcext:value-type="string">
            <text:p>Slouzilo to tu asi jako sin slavy sportovcu</text:p>
          </table:table-cell>
        </table:table-row>
      </table:table>
      <table:table table:name="Udalosti" table:style-name="ta1">
        <table:table-column table:style-name="co1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3" table:default-cell-style-name="Default"/>
        <table:table-column table:style-name="co54" table:default-cell-style-name="Default"/>
        <table:table-column table:style-name="co55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edouci hrac je zranen. -1 sila a odvaha</text:p>
          </table:table-cell>
          <table:table-cell office:value-type="string" calcext:value-type="string">
            <text:p>Tak to byl vazne pech. Ted to boli a omezuje te to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y i nepritel V a Z mate boj -1 (min 1)</text:p>
          </table:table-cell>
          <table:table-cell office:value-type="string" calcext:value-type="string">
            <text:p>Kdo by nemiloval prachove smrste? Vy ne a nastesti nepratele take ne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Kazdy hrac muze dat boj -1 a ulovit 1j</text:p>
          </table:table-cell>
          <table:table-cell office:value-type="string" calcext:value-type="string">
            <text:p>Hele stado podejte mi pusku! A strilet do nepratel bude kdo?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pratele V a Z bojuji dohromady</text:p>
          </table:table-cell>
          <table:table-cell office:value-type="string" calcext:value-type="string">
            <text:p>Z tohohle okna to mate jako na dlani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Vyhlid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o pristi lokaci odhalte nepratele V a Z</text:p>
          </table:table-cell>
          <table:table-cell office:value-type="string" calcext:value-type="string">
            <text:p>Kdyz nekdo vyleze tamhle nahoru a poradne se rozhlidne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isti lokaci si vyberte ze 2 karet</text:p>
          </table:table-cell>
          <table:table-cell office:value-type="string" calcext:value-type="string">
            <text:p>Hele rozcestnik a s mapou. Jsou tu v okoli nejake cukrarny?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a pristi lokaci kdo ma Z zaroven ma 1v</text:p>
          </table:table-cell>
          <table:table-cell office:value-type="string" calcext:value-type="string">
            <text:p>Tamhle na vas nekdo mava. To vypada na sanci na smelinu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Cernou. Jinak hraci P a S maji -1 zivot</text:p>
          </table:table-cell>
          <table:table-cell office:value-type="string" calcext:value-type="string">
            <text:p>V tomhle Tady je citit plyn. Mimo otevrene prostranstvi to asi bude nebezpecne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Rabov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pritel Z a S bojuji dohromady</text:p>
          </table:table-cell>
          <table:table-cell office:value-type="string" calcext:value-type="string">
            <text:p>Tady se jim to nejak libi. Vsichni jsou nalezli vevnitr!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Beznadej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lze delat frajeriny</text:p>
          </table:table-cell>
          <table:table-cell office:value-type="string" calcext:value-type="string">
            <text:p>Jdou zepredu, jdou i zezadu! To je ztracene – utikejte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Vztek mistni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pritel S ma boj +1</text:p>
          </table:table-cell>
          <table:table-cell office:value-type="string" calcext:value-type="string">
            <text:p>Tady je cedule vsem vstup zakazan. Co tim asi myslej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Una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Vedouci hrac -1 odvaha</text:p>
          </table:table-cell>
          <table:table-cell office:value-type="string" calcext:value-type="string">
            <text:p>Sednout si a odpocinout. Aspon na chvili. Prosiiim!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Skazene jidl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Ihned -1j</text:p>
          </table:table-cell>
          <table:table-cell office:value-type="string" calcext:value-type="string">
            <text:p>Tohle ste brat nemeli. Nebo si aspon zkontrolovat v jakem stavu to je.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Kralovstvi rz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Ihned -1m</text:p>
          </table:table-cell>
          <table:table-cell office:value-type="string" calcext:value-type="string">
            <text:p>Skoda ze az vecer zjistite jak prisernou kvalitu tohle melo.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o boj Z maji hraci -1 (min 1)</text:p>
          </table:table-cell>
          <table:table-cell office:value-type="string" calcext:value-type="string">
            <text:p>Louze a hnusnej slejvak. To je nejaky postapo nebo co?</text:p>
          </table:table-cell>
        </table:table-row>
      </table:table>
      <table:database-ranges>
        <table:database-range table:target-range-address="Dovednosti.A17:Dovednosti.G47" table:contains-header="false">
          <table:sort>
            <table:sort-by table:field-number="2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3">03/23/2020</text:date>, <text:time>23:5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5:16:24.988801989</meta:creation-date>
    <meta:generator>OpenOffice/4.1.4$Win32 OpenOffice.org_project/414m5$Build-9788</meta:generator>
    <dc:date>2020-03-23T23:56:54.92</dc:date>
    <meta:editing-duration>P19DT14H42M16S</meta:editing-duration>
    <meta:editing-cycles>206</meta:editing-cycles>
    <meta:document-statistic meta:table-count="17" meta:cell-count="1948" meta:object-count="0"/>
  </office:meta>
</office:document-meta>
</file>